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1389in" svg:stroke-color="#a6a278" draw:marker-end="a499" svg:stroke-opacity="100%"/>
    </style:style>
    <style:style style:family="graphic" style:name="a473">
      <style:graphic-properties draw:fill="none" draw:stroke="solid" svg:stroke-width="0.01389in" svg:stroke-color="#a6a278" draw:marker-end="a472" svg:stroke-opacity="100%"/>
    </style:style>
    <style:style style:family="graphic" style:name="a502">
      <style:graphic-properties draw:fill="none" draw:stroke="solid" svg:stroke-width="0.01389in" svg:stroke-color="#a6a278" draw:marker-end="a501" svg:stroke-opacity="100%"/>
    </style:style>
    <style:style style:family="graphic" style:name="a475">
      <style:graphic-properties draw:fill="none" draw:stroke="solid" svg:stroke-width="0.01389in" svg:stroke-color="#a6a278" draw:marker-end="a474" svg:stroke-opacity="100%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none" draw:stroke="solid" svg:stroke-width="0.01389in" svg:stroke-color="#a6a278" draw:marker-end="a476" svg:stroke-opacity="100%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1389in" svg:stroke-color="#a6a278" draw:marker-end="a478" svg:stroke-opacity="100%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389in" svg:stroke-color="#a6a278" draw:marker-end="a442" svg:stroke-opacity="100%"/>
    </style:style>
    <style:style style:family="graphic" style:name="a445">
      <style:graphic-properties draw:fill="none" draw:stroke="solid" svg:stroke-width="0.01389in" svg:stroke-color="#a6a278" draw:marker-end="a444" svg:stroke-opacity="100%"/>
    </style:style>
    <style:style style:family="graphic" style:name="a447">
      <style:graphic-properties draw:fill="none" draw:stroke="solid" svg:stroke-width="0.01389in" svg:stroke-color="#a6a278" draw:marker-end="a446" svg:stroke-opacity="100%"/>
    </style:style>
    <style:style style:family="graphic" style:name="a449">
      <style:graphic-properties draw:fill="none" draw:stroke="solid" svg:stroke-width="0.01389in" svg:stroke-color="#a6a278" draw:marker-end="a448" svg:stroke-opacity="100%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389in" svg:stroke-color="#a6a278" draw:marker-end="a509" svg:stroke-opacity="100%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none" draw:stroke="solid" svg:stroke-width="0.01389in" svg:stroke-color="#a6a278" draw:marker-end="a511" svg:stroke-opacity="100%"/>
    </style:style>
    <style:style style:family="graphic" style:name="a486">
      <style:graphic-properties draw:fill="none" draw:stroke="solid" svg:stroke-width="0.01389in" svg:stroke-color="#a6a278" draw:marker-end="a485" svg:stroke-opacity="100%"/>
    </style:style>
    <style:style style:family="graphic" style:name="a514">
      <style:graphic-properties draw:fill="none" draw:stroke="solid" svg:stroke-width="0.01389in" svg:stroke-color="#a6a278" draw:marker-end="a513" svg:stroke-opacity="100%"/>
    </style:style>
    <style:style style:family="graphic" style:name="a488">
      <style:graphic-properties draw:fill="none" draw:stroke="solid" svg:stroke-width="0.01389in" svg:stroke-color="#a6a278" draw:marker-end="a487" svg:stroke-opacity="100%"/>
    </style:style>
    <style:style style:family="graphic" style:name="a516">
      <style:graphic-properties draw:fill="none" draw:stroke="solid" svg:stroke-width="0.01389in" svg:stroke-color="#a6a278" draw:marker-end="a515" svg:stroke-opacity="100%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1389in" svg:stroke-color="#a6a278" draw:marker-end="a517" svg:stroke-opacity="100%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389in" svg:stroke-color="#a6a278" draw:marker-end="a456" svg:stroke-opacity="100%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9">
      <style:graphic-properties draw:fill="none" draw:stroke="solid" svg:stroke-width="0.01389in" svg:stroke-color="#a6a278" draw:marker-end="a458" svg:stroke-opacity="100%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a6a278" draw:marker-end="a489" svg:stroke-opacity="100%"/>
    </style:style>
    <style:style style:family="graphic" style:name="a492">
      <style:graphic-properties draw:fill="none" draw:stroke="solid" svg:stroke-width="0.01389in" svg:stroke-color="#a6a278" draw:marker-end="a491" svg:stroke-opacity="100%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1389in" svg:stroke-color="#a6a278" draw:marker-end="a430" svg:stroke-opacity="100%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1389in" svg:stroke-color="#a6a278" draw:marker-end="a432" svg:stroke-opacity="100%"/>
    </style:style>
    <style:style style:family="graphic" style:name="a435">
      <style:graphic-properties draw:fill="none" draw:stroke="solid" svg:stroke-width="0.01389in" svg:stroke-color="#a6a278" draw:marker-end="a434" svg:stroke-opacity="100%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420" draw:master-page-name="Master1-Layout2-obj-Title-and-Content" presentation:presentation-page-layout-name="Master1-PPL2">
        <draw:g draw:name="Group 43" draw:id="id87">
          <svg:title/>
          <svg:desc/>
          <draw:custom-shape svg:x="1.09813in" svg:y="2.97586in" svg:width="0.96548in" svg:height="0.44342in" draw:id="id88" draw:style-name="a423" draw:name="Rectangle 3">
            <svg:title/>
            <svg:desc/>
            <text:p text:style-name="a422" text:class-names="" text:cond-style-name=""><text:span text:style-name="a421" text:class-names="">Incoming Call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3702in" svg:y="1.81189in" svg:width="0.96548in" svg:height="0.45275in" draw:id="id89" draw:style-name="a426" draw:name="Rectangle 4">
            <svg:title/>
            <svg:desc/>
            <text:p text:style-name="a425" text:class-names="" text:cond-style-name=""><text:span text:style-name="a424" text:class-names="">Transf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3702in" svg:y="2.56431in" svg:width="0.96548in" svg:height="0.53291in" draw:id="id90" draw:style-name="a429" draw:name="Rectangle 5">
            <svg:title/>
            <svg:desc/>
            <text:p text:style-name="a428" text:class-names="" text:cond-style-name=""><text:span text:style-name="a427" text:class-names="">New Support Reques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58086in" svg:y1="2.97586in" draw:start-shape="id88" draw:start-glue-point="0" svg:x2="1.58086in" svg:y2="2.02096in" draw:id="id91" draw:style-name="a431" draw:name="Straight Arrow Connector 7">
            <svg:title/>
            <svg:desc/>
          </draw:connector>
          <draw:connector draw:type="line" svg:x1="1.59019in" svg:y1="2.03826in" svg:x2="2.53702in" svg:y2="2.03826in" draw:end-shape="id89" draw:end-glue-point="3" draw:id="id92" draw:style-name="a433" draw:name="Straight Arrow Connector 9">
            <svg:title/>
            <svg:desc/>
          </draw:connector>
          <draw:connector draw:type="line" svg:x1="2.06361in" svg:y1="3.19757in" draw:start-shape="id88" draw:start-glue-point="1" svg:x2="2.53702in" svg:y2="2.83077in" draw:end-shape="id90" draw:end-glue-point="3" draw:id="id93" draw:style-name="a435" draw:name="Straight Arrow Connector 12">
            <svg:title/>
            <svg:desc/>
          </draw:connector>
          <draw:custom-shape svg:x="2.53702in" svg:y="3.22599in" svg:width="0.96548in" svg:height="0.56898in" draw:id="id94" draw:style-name="a438" draw:name="Rectangle 30">
            <svg:title/>
            <svg:desc/>
            <text:p text:style-name="a437" text:class-names="" text:cond-style-name=""><text:span text:style-name="a436" text:class-names="">Existing Support Reques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3229in" svg:y="3.94427in" svg:width="0.96548in" svg:height="0.45275in" draw:id="id95" draw:style-name="a441" draw:name="Rectangle 31">
            <svg:title/>
            <svg:desc/>
            <text:p text:style-name="a440" text:class-names="" text:cond-style-name=""><text:span text:style-name="a439" text:class-names="">Oth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58087in" svg:y1="3.41928in" draw:start-shape="id88" draw:start-glue-point="2" svg:x2="1.58086in" svg:y2="4.17065in" draw:id="id96" draw:style-name="a443" draw:name="Straight Arrow Connector 42">
            <svg:title/>
            <svg:desc/>
          </draw:connector>
          <draw:connector draw:type="line" svg:x1="1.58546in" svg:y1="4.17065in" svg:x2="2.53229in" svg:y2="4.17065in" draw:end-shape="id95" draw:end-glue-point="3" draw:id="id97" draw:style-name="a445" draw:name="Straight Arrow Connector 45">
            <svg:title/>
            <svg:desc/>
          </draw:connector>
          <draw:connector draw:type="line" svg:x1="2.06361in" svg:y1="3.19757in" draw:start-shape="id88" draw:start-glue-point="1" svg:x2="2.53702in" svg:y2="3.51047in" draw:end-shape="id94" draw:end-glue-point="3" draw:id="id98" draw:style-name="a447" draw:name="Straight Arrow Connector 48">
            <svg:title/>
            <svg:desc/>
          </draw:connector>
          <draw:connector draw:type="line" svg:x1="3.01503in" svg:y1="4.39702in" draw:start-shape="id95" draw:start-glue-point="2" svg:x2="3.90744in" svg:y2="4.89006in" draw:end-shape="id99" draw:end-glue-point="0" draw:id="id100" draw:style-name="a449" draw:name="Straight Arrow Connector 50">
            <svg:title/>
            <svg:desc/>
          </draw:connector>
          <draw:custom-shape svg:x="3.4247in" svg:y="4.89006in" svg:width="0.96548in" svg:height="0.45275in" draw:id="id99" draw:style-name="a452" draw:name="Rectangle 54">
            <svg:title/>
            <svg:desc/>
            <text:p text:style-name="a451" text:class-names="" text:cond-style-name=""><text:span text:style-name="a450" text:class-names="">Oth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109in" svg:y="2.56431in" svg:width="1.15857in" svg:height="1.16303in" draw:id="id101" draw:style-name="a455" draw:name="Diamond 65">
            <svg:title/>
            <svg:desc/>
            <text:p text:style-name="a454" text:class-names="" text:cond-style-name=""><text:span text:style-name="a453" text:class-names="">Resolve Request</text:span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  <draw:connector draw:type="line" svg:x1="3.5025in" svg:y1="2.83077in" draw:start-shape="id90" draw:start-glue-point="1" svg:x2="3.8109in" svg:y2="3.14583in" draw:end-shape="id101" draw:end-glue-point="3" draw:id="id102" draw:style-name="a457" draw:name="Straight Arrow Connector 67">
            <svg:title/>
            <svg:desc/>
          </draw:connector>
          <draw:connector draw:type="line" svg:x1="3.5025in" svg:y1="3.51047in" draw:start-shape="id94" draw:start-glue-point="1" svg:x2="3.8109in" svg:y2="3.14583in" draw:end-shape="id101" draw:end-glue-point="3" draw:id="id103" draw:style-name="a459" draw:name="Straight Arrow Connector 70">
            <svg:title/>
            <svg:desc/>
          </draw:connector>
          <draw:custom-shape svg:x="5.09819in" svg:y="2.08164in" svg:width="0.96548in" svg:height="0.45275in" draw:id="id104" draw:style-name="a462" draw:name="Rectangle 72">
            <svg:title/>
            <svg:desc/>
            <text:p text:style-name="a461" text:class-names="" text:cond-style-name=""><text:span text:style-name="a460" text:class-names="">Hardware Suppor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9819in" svg:y="2.64338in" svg:width="0.96548in" svg:height="0.45275in" draw:id="id105" draw:style-name="a465" draw:name="Rectangle 73">
            <svg:title/>
            <svg:desc/>
            <text:p text:style-name="a464" text:class-names="" text:cond-style-name=""><text:span text:style-name="a463" text:class-names="">Software Suppor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9819in" svg:y="3.19757in" svg:width="0.96548in" svg:height="0.45275in" draw:id="id106" draw:style-name="a468" draw:name="Rectangle 74">
            <svg:title/>
            <svg:desc/>
            <text:p text:style-name="a467" text:class-names="" text:cond-style-name=""><text:span text:style-name="a466" text:class-names="">Installatio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9819in" svg:y="3.72341in" svg:width="0.96548in" svg:height="0.45275in" draw:id="id107" draw:style-name="a471" draw:name="Rectangle 75">
            <svg:title/>
            <svg:desc/>
            <text:p text:style-name="a470" text:class-names="" text:cond-style-name=""><text:span text:style-name="a469" text:class-names="">Upgrad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96947in" svg:y1="3.14583in" draw:start-shape="id101" draw:start-glue-point="1" svg:x2="5.09819in" svg:y2="2.30802in" draw:end-shape="id104" draw:end-glue-point="3" draw:id="id108" draw:style-name="a473" draw:name="Straight Arrow Connector 76">
            <svg:title/>
            <svg:desc/>
          </draw:connector>
          <draw:connector draw:type="line" svg:x1="4.96947in" svg:y1="3.14583in" draw:start-shape="id101" draw:start-glue-point="1" svg:x2="5.09819in" svg:y2="2.86975in" draw:end-shape="id105" draw:end-glue-point="3" draw:id="id109" draw:style-name="a475" draw:name="Straight Arrow Connector 79">
            <svg:title/>
            <svg:desc/>
          </draw:connector>
          <draw:connector draw:type="line" svg:x1="4.96947in" svg:y1="3.14583in" draw:start-shape="id101" draw:start-glue-point="1" svg:x2="5.09819in" svg:y2="3.42394in" draw:end-shape="id106" draw:end-glue-point="3" draw:id="id110" draw:style-name="a477" draw:name="Straight Arrow Connector 82">
            <svg:title/>
            <svg:desc/>
          </draw:connector>
          <draw:connector draw:type="line" svg:x1="4.96947in" svg:y1="3.14583in" draw:start-shape="id101" draw:start-glue-point="1" svg:x2="5.09819in" svg:y2="3.94978in" draw:end-shape="id107" draw:end-glue-point="3" draw:id="id111" draw:style-name="a479" draw:name="Straight Arrow Connector 85">
            <svg:title/>
            <svg:desc/>
          </draw:connector>
          <draw:custom-shape svg:x="6.38551in" svg:y="2.56431in" svg:width="1.15857in" svg:height="1.16303in" draw:id="id112" draw:style-name="a484" draw:name="Diamond 88">
            <svg:title/>
            <svg:desc/>
            <text:p text:style-name="a481" text:class-names="" text:cond-style-name=""><text:span text:style-name="a480" text:class-names="">Issue Resolved?</text:span></text:p>
            <text:p text:style-name="a483" text:class-names="" text:cond-style-name=""><text:span text:style-name="a48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  <draw:connector draw:type="line" svg:x1="6.06367in" svg:y1="2.30802in" draw:start-shape="id104" draw:start-glue-point="1" svg:x2="6.38551in" svg:y2="3.14583in" draw:end-shape="id112" draw:end-glue-point="3" draw:id="id113" draw:style-name="a486" draw:name="Straight Arrow Connector 89">
            <svg:title/>
            <svg:desc/>
          </draw:connector>
          <draw:connector draw:type="line" svg:x1="6.06367in" svg:y1="2.86975in" draw:start-shape="id105" draw:start-glue-point="1" svg:x2="6.38551in" svg:y2="3.14583in" draw:end-shape="id112" draw:end-glue-point="3" draw:id="id114" draw:style-name="a488" draw:name="Straight Arrow Connector 92">
            <svg:title/>
            <svg:desc/>
          </draw:connector>
          <draw:connector draw:type="line" svg:x1="6.06367in" svg:y1="3.42394in" draw:start-shape="id106" draw:start-glue-point="1" svg:x2="6.38551in" svg:y2="3.14583in" draw:end-shape="id112" draw:end-glue-point="3" draw:id="id115" draw:style-name="a490" draw:name="Straight Arrow Connector 95">
            <svg:title/>
            <svg:desc/>
          </draw:connector>
          <draw:connector draw:type="line" svg:x1="6.06367in" svg:y1="3.94978in" draw:start-shape="id107" draw:start-glue-point="1" svg:x2="6.38551in" svg:y2="3.14583in" draw:end-shape="id112" draw:end-glue-point="3" draw:id="id116" draw:style-name="a492" draw:name="Straight Arrow Connector 99">
            <svg:title/>
            <svg:desc/>
          </draw:connector>
          <draw:custom-shape svg:x="7.4465in" svg:y="3.80227in" svg:width="0.42886in" svg:height="0.37388in" draw:id="id117" draw:style-name="a495" draw:name="Rectangle 147">
            <svg:title/>
            <svg:desc/>
            <text:p text:style-name="a494" text:class-names="" text:cond-style-name=""><text:span text:style-name="a493" text:class-names="">No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465in" svg:y="2.19043in" svg:width="0.47194in" svg:height="0.37388in" draw:id="id118" draw:style-name="a498" draw:name="Rectangle 148">
            <svg:title/>
            <svg:desc/>
            <text:p text:style-name="a497" text:class-names="" text:cond-style-name=""><text:span text:style-name="a496" text:class-names="">Y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96479in" svg:y1="2.56431in" draw:start-shape="id112" draw:start-glue-point="0" svg:x2="7.4465in" svg:y2="2.37737in" draw:end-shape="id118" draw:end-glue-point="3" draw:id="id119" draw:style-name="a500" draw:name="Straight Arrow Connector 150">
            <svg:title/>
            <svg:desc/>
          </draw:connector>
          <draw:connector draw:type="line" svg:x1="6.96479in" svg:y1="3.72734in" draw:start-shape="id112" draw:start-glue-point="2" svg:x2="7.4465in" svg:y2="3.98921in" draw:end-shape="id117" draw:end-glue-point="3" draw:id="id120" draw:style-name="a502" draw:name="Straight Arrow Connector 155">
            <svg:title/>
            <svg:desc/>
          </draw:connector>
          <draw:custom-shape svg:x="7.18448in" svg:y="4.89006in" svg:width="0.96548in" svg:height="0.45275in" draw:id="id121" draw:style-name="a505" draw:name="Rectangle 160">
            <svg:title/>
            <svg:desc/>
            <text:p text:style-name="a504" text:class-names="" text:cond-style-name=""><text:span text:style-name="a503" text:class-names="">Call-ba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8448in" svg:y="1.56821in" svg:width="0.96548in" svg:height="0.45275in" draw:id="id122" draw:style-name="a508" draw:name="Rectangle 161">
            <svg:title/>
            <svg:desc/>
            <text:p text:style-name="a507" text:class-names="" text:cond-style-name=""><text:span text:style-name="a506" text:class-names="">Ticket Close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68248in" svg:y1="2.19043in" draw:start-shape="id118" draw:start-glue-point="0" svg:x2="7.66722in" svg:y2="2.02096in" draw:end-shape="id122" draw:end-glue-point="2" draw:id="id123" draw:style-name="a510" draw:name="Straight Arrow Connector 163">
            <svg:title/>
            <svg:desc/>
          </draw:connector>
          <draw:connector draw:type="line" svg:x1="7.66093in" svg:y1="4.17615in" draw:start-shape="id117" draw:start-glue-point="2" svg:x2="7.66722in" svg:y2="4.89005in" draw:end-shape="id121" draw:end-glue-point="0" draw:id="id124" draw:style-name="a512" draw:name="Straight Arrow Connector 166">
            <svg:title/>
            <svg:desc/>
          </draw:connector>
          <draw:connector draw:type="line" svg:x1="7.18449in" svg:y1="5.11643in" draw:start-shape="id121" draw:start-glue-point="3" svg:x2="6.28568in" svg:y2="5.11643in" draw:id="id125" draw:style-name="a514" draw:name="Straight Arrow Connector 169">
            <svg:title/>
            <svg:desc/>
          </draw:connector>
          <draw:connector draw:type="line" svg:x1="7.66722in" svg:y1="5.3428in" draw:start-shape="id121" draw:start-glue-point="2" svg:x2="7.66093in" svg:y2="5.73207in" draw:end-shape="id126" draw:end-glue-point="0" draw:id="id127" draw:style-name="a516" draw:name="Straight Arrow Connector 172">
            <svg:title/>
            <svg:desc/>
          </draw:connector>
          <draw:connector draw:type="line" svg:x1="6.28568in" svg:y1="4.92222in" svg:x2="6.28568in" svg:y2="5.73206in" draw:end-shape="id128" draw:end-glue-point="0" draw:id="id129" draw:style-name="a518" draw:name="Straight Arrow Connector 175">
            <svg:title/>
            <svg:desc/>
          </draw:connector>
          <draw:custom-shape svg:x="5.80294in" svg:y="5.73206in" svg:width="0.96548in" svg:height="0.56821in" draw:id="id128" draw:style-name="a521" draw:name="Rectangle 177">
            <svg:title/>
            <svg:desc/>
            <text:p text:style-name="a520" text:class-names="" text:cond-style-name=""><text:span text:style-name="a519" text:class-names="">Escalat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7191in" svg:y="5.73207in" svg:width="0.97805in" svg:height="0.56821in" draw:id="id126" draw:style-name="a526" draw:name="Rectangle 181">
            <svg:title/>
            <svg:desc/>
            <text:p text:style-name="a525" text:class-names="" text:cond-style-name=""><text:span text:style-name="a522" text:class-names="">Ticket<text:s text:c="1"/></text:span><text:span text:style-name="a523" text:class-names="">left<text:s text:c="1"/></text:span><text:span text:style-name="a524" text:class-names="">open (Undesirable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le and Conten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Section Header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Two Content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le Only">
      <presentation:placeholder presentation:object="title" svg:x="0.5in" svg:y="0.30035in" svg:width="8.33333in" svg:height="1.25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Blank"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t with Caption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Picture with Caption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5in" svg:y="1.79998in" svg:width="2.66667in" svg:height="0.4in"/>
      <presentation:placeholder presentation:object="page-number" svg:x="9.33048in" svg:y="6.17778in" svg:width="0.6in" svg:height="0.43333in"/>
      <presentation:placeholder presentation:object="footer" svg:x="8.29714in" svg:y="4.42776in" svg:width="2.58889in" svg:height="0.4in"/>
    </style:presentation-page-layout>
    <style:presentation-page-layout style:name="Master1-PPL10" style:display-name="Title and Vertical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cal Title a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5in" svg:y="1.79998in" svg:width="2.66667in" svg:height="0.4in"/>
      <presentation:placeholder presentation:object="footer" svg:x="8.29714in" svg:y="4.42776in" svg:width="2.58889in" svg:height="0.4in"/>
      <presentation:placeholder presentation:object="page-number" svg:x="9.33048in" svg:y="6.17778in" svg:width="0.6in" svg:height="0.43333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0" draw:style="radial" draw:cx="80%" draw:cy="50%" draw:start-color="#ffffff" draw:end-color="#ffffff" draw:start-intensity="100%" draw:end-intensity="100%"/>
    <draw:gradient draw:name="a276" draw:style="radial" draw:cx="80%" draw:cy="50%" draw:start-color="#ffffff" draw:end-color="#ffffff" draw:start-intensity="100%" draw:end-intensity="100%"/>
    <draw:gradient draw:name="a345" draw:style="radial" draw:cx="80%" draw:cy="50%" draw:start-color="#ffffff" draw:end-color="#ffffff" draw:start-intensity="100%" draw:end-intensity="100%"/>
    <draw:gradient draw:name="a98" draw:style="radial" draw:cx="80%" draw:cy="50%" draw:start-color="#ffffff" draw:end-color="#ffffff" draw:start-intensity="100%" draw:end-intensity="100%"/>
    <draw:gradient draw:name="a37" draw:style="radial" draw:cx="80%" draw:cy="50%" draw:start-color="#ffffff" draw:end-color="#ffffff" draw:start-intensity="100%" draw:end-intensity="100%"/>
    <draw:gradient draw:name="a419" draw:style="radial" draw:cx="80%" draw:cy="50%" draw:start-color="#ffffff" draw:end-color="#ffffff" draw:start-intensity="100%" draw:end-intensity="100%"/>
    <draw:gradient draw:name="a176" draw:style="radial" draw:cx="80%" draw:cy="50%" draw:start-color="#ffffff" draw:end-color="#ffffff" draw:start-intensity="100%" draw:end-intensity="100%"/>
    <draw:gradient draw:name="a237" draw:style="radial" draw:cx="80%" draw:cy="50%" draw:start-color="#ffffff" draw:end-color="#ffffff" draw:start-intensity="100%" draw:end-intensity="100%"/>
    <draw:gradient draw:name="a61" draw:style="radial" draw:cx="80%" draw:cy="50%" draw:start-color="#ffffff" draw:end-color="#ffffff" draw:start-intensity="100%" draw:end-intensity="100%"/>
    <draw:gradient draw:name="a382" draw:style="radial" draw:cx="80%" draw:cy="50%" draw:start-color="#ffffff" draw:end-color="#ffffff" draw:start-intensity="100%" draw:end-intensity="100%"/>
    <draw:gradient draw:name="a123" draw:style="radial" draw:cx="80%" draw:cy="50%" draw:start-color="#ffffff" draw:end-color="#ffffff" draw:start-intensity="100%" draw:end-intensity="100%"/>
    <draw:gradient draw:name="a317" draw:style="radial" draw:cx="80%" draw:cy="50%" draw:start-color="#ffffff" draw:end-color="#ffffff" draw:start-intensity="100%" draw:end-intensity="100%"/>
    <draw:gradient draw:name="a258" draw:style="radial" draw:cx="80%" draw:cy="50%" draw:start-color="#ffffff" draw:end-color="#ffffff" draw:start-intensity="100%" draw:end-intensity="100%"/>
    <draw:marker draw:name="a491" svg:viewBox="0 0 20 30" svg:d="m10 0-10 30h20z"/>
    <draw:marker draw:name="a456" svg:viewBox="0 0 20 30" svg:d="m10 0-10 30h20z"/>
    <draw:marker draw:name="a458" svg:viewBox="0 0 20 30" svg:d="m10 0-10 30h20z"/>
    <draw:marker draw:name="a499" svg:viewBox="0 0 20 30" svg:d="m10 0-10 30h20z"/>
    <draw:marker draw:name="a511" svg:viewBox="0 0 20 30" svg:d="m10 0-10 30h20z"/>
    <draw:marker draw:name="a442" svg:viewBox="0 0 20 30" svg:d="m10 0-10 30h20z"/>
    <draw:marker draw:name="a444" svg:viewBox="0 0 20 30" svg:d="m10 0-10 30h20z"/>
    <draw:marker draw:name="a513" svg:viewBox="0 0 20 30" svg:d="m10 0-10 30h20z"/>
    <draw:marker draw:name="a446" svg:viewBox="0 0 20 30" svg:d="m10 0-10 30h20z"/>
    <draw:marker draw:name="a515" svg:viewBox="0 0 20 30" svg:d="m10 0-10 30h20z"/>
    <draw:marker draw:name="a485" svg:viewBox="0 0 20 30" svg:d="m10 0-10 30h20z"/>
    <draw:marker draw:name="a517" svg:viewBox="0 0 20 30" svg:d="m10 0-10 30h20z"/>
    <draw:marker draw:name="a448" svg:viewBox="0 0 20 30" svg:d="m10 0-10 30h20z"/>
    <draw:marker draw:name="a487" svg:viewBox="0 0 20 30" svg:d="m10 0-10 30h20z"/>
    <draw:marker draw:name="a430" svg:viewBox="0 0 20 30" svg:d="m10 0-10 30h20z"/>
    <draw:marker draw:name="a489" svg:viewBox="0 0 20 30" svg:d="m10 0-10 30h20z"/>
    <draw:marker draw:name="a501" svg:viewBox="0 0 20 30" svg:d="m10 0-10 30h20z"/>
    <draw:marker draw:name="a432" svg:viewBox="0 0 20 30" svg:d="m10 0-10 30h20z"/>
    <draw:marker draw:name="a434" svg:viewBox="0 0 20 30" svg:d="m10 0-10 30h20z"/>
    <draw:marker draw:name="a472" svg:viewBox="0 0 20 30" svg:d="m10 0-10 30h20z"/>
    <draw:marker draw:name="a474" svg:viewBox="0 0 20 30" svg:d="m10 0-10 30h20z"/>
    <draw:marker draw:name="a476" svg:viewBox="0 0 20 30" svg:d="m10 0-10 30h20z"/>
    <draw:marker draw:name="a509" svg:viewBox="0 0 20 30" svg:d="m10 0-10 30h20z"/>
    <draw:marker draw:name="a47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gradient" draw:fill-gradient-name="a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gradient" draw:fill-gradient-name="a3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gradient" draw:fill-gradient-name="a2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gradient" draw:fill-gradient-name="a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gradient" draw:fill-gradient-name="a3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gradient" draw:fill-gradient-name="a1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jacency" style:page-layout-name="pageLayout1" draw:style-name="a1">
      <draw:frame draw:id="id0" presentation:style-name="a4" draw:name="Title Placeholder 1" svg:x="0.5in" svg:y="0.30035in" svg:width="8.33333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75in" svg:width="8.33333in" svg:height="5.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3" draw:name="Rectangle 6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6" draw:name="Rectangle 7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Slide Number Placeholder 5" svg:x="9.33048in" svg:y="6.17778in" svg:width="0.6in" svg:height="0.4333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6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23/09/2015</text:date></text:span></text:p>
        </draw:text-box>
        <svg:title/>
        <svg:desc/>
      </draw:frame>
    </style:master-page>
    <style:master-page style:name="Master1-Layout1-title-Title-Slide" style:page-layout-name="pageLayout1" draw:style-name="a38">
      <draw:custom-shape svg:x="9.25in" svg:y="0in" svg:width="0.75in" svg:height="7.5in" draw:id="id7" draw:layer="Master1-bg" draw:style-name="a41" draw:name="Rectangl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4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7" draw:name="Title 1" svg:x="0.75in" svg:y="2.08333in" svg:width="8.25in" svg:height="2.83681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0" presentation:style-name="a50" draw:name="Subtitle 2" svg:x="0.75in" svg:y="5in" svg:width="7.06667in" svg:height="1.16667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1" presentation:style-name="a54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23/09/2015</text:date></text:span></text:p>
        </draw:text-box>
        <svg:title/>
        <svg:desc/>
      </draw:frame>
      <draw:frame draw:id="id12" presentation:style-name="a57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3" presentation:style-name="a60" draw:name="Slide Number Placeholder 5" svg:x="9.33048in" svg:y="6.17778in" svg:width="0.6in" svg:height="0.43333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9.25in" svg:y="0in" svg:width="0.75in" svg:height="7.5in" draw:id="id14" draw:layer="Master1-bg" draw:style-name="a65" draw:name="Rectangle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68" draw:name="Rectangle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1" draw:name="Title 1" svg:x="0.5in" svg:y="0.30035in" svg:width="8.33333in" svg:height="1.25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7" presentation:style-name="a87" draw:name="Content Placeholder 2" svg:x="0.5in" svg:y="1.75in" svg:width="8.33333in" svg:height="5.25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3/09/2015</text:date></text:span></text:p>
        </draw:text-box>
        <svg:title/>
        <svg:desc/>
      </draw:frame>
      <draw:frame draw:id="id19" presentation:style-name="a94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lide Number Placeholder 5" svg:x="9.33048in" svg:y="6.17778in" svg:width="0.6in" svg:height="0.43333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9.25in" svg:y="0in" svg:width="0.75in" svg:height="7.5in" draw:id="id21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05" draw:name="Rectangle 7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8" draw:name="Title 1" svg:x="0.78993in" svg:y="6in" svg:width="8.37674in" svg:height="1.27778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4" presentation:style-name="a112" draw:name="Text Placeholder 2" svg:x="0.78993in" svg:y="4.21354in" svg:width="6.71007in" svg:height="1.78646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25" presentation:style-name="a116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23/09/2015</text:date></text:span></text:p>
        </draw:text-box>
        <svg:title/>
        <svg:desc/>
      </draw:frame>
      <draw:frame draw:id="id26" presentation:style-name="a119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7" presentation:style-name="a122" draw:name="Slide Number Placeholder 5" svg:x="9.33048in" svg:y="6.17778in" svg:width="0.6in" svg:height="0.43333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9.25in" svg:y="0in" svg:width="0.75in" svg:height="7.5in" draw:id="id28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30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3" draw:name="Title 1" svg:x="0.5in" svg:y="0.30035in" svg:width="8.33333in" svg:height="1.25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1" presentation:style-name="a149" draw:name="Content Placeholder 2" svg:x="0.5in" svg:y="1.68in" svg:width="4in" svg:height="5.0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5" draw:name="Content Placeholder 3" svg:x="4.83333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9" draw:transform="translate(-1.33333in -0.2in) rotate(-4.71239) translate(9.59159in 1.99998in)" draw:name="Date Placeholder 4" svg:width="2.66667in" svg:height="0.4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23/09/2015</text:date></text:span></text:p>
        </draw:text-box>
        <svg:title/>
        <svg:desc/>
      </draw:frame>
      <draw:frame draw:id="id34" presentation:style-name="a172" draw:transform="translate(-1.29444in -0.2in) rotate(-4.71239) translate(9.59159in 4.62776in)" draw:name="Footer Placeholder 5" svg:width="2.58889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5" presentation:style-name="a175" draw:name="Slide Number Placeholder 6" svg:x="9.33048in" svg:y="6.17778in" svg:width="0.6in" svg:height="0.43333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7">
      <draw:custom-shape svg:x="9.25in" svg:y="0in" svg:width="0.75in" svg:height="7.5in" draw:id="id36" draw:layer="Master1-bg" draw:style-name="a180" draw:name="Rectangle 6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83" draw:name="Rectangle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6" draw:name="Title 1" svg:x="0.5in" svg:y="0.30035in" svg:width="8.33333in" svg:height="1.2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39" presentation:style-name="a190" draw:name="Text Placeholder 2" svg:x="0.5in" svg:y="1.67882in" svg:width="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0" presentation:style-name="a206" draw:name="Content Placeholder 3" svg:x="0.5in" svg:y="2.37847in" svg:width="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0" draw:name="Text Placeholder 4" svg:x="4.83333in" svg:y="1.67882in" svg:width="4in" svg:height="0.6996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2" presentation:style-name="a226" draw:name="Content Placeholder 5" svg:x="4.83333in" svg:y="2.37847in" svg:width="4in" svg:height="4.32118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0" draw:transform="translate(-1.33333in -0.2in) rotate(-4.71239) translate(9.59159in 1.99998in)" draw:name="Date Placeholder 6" svg:width="2.66667in" svg:height="0.4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23/09/2015</text:date></text:span></text:p>
        </draw:text-box>
        <svg:title/>
        <svg:desc/>
      </draw:frame>
      <draw:frame draw:id="id44" presentation:style-name="a233" draw:transform="translate(-1.29444in -0.2in) rotate(-4.71239) translate(9.59159in 4.62776in)" draw:name="Footer Placeholder 7" svg:width="2.58889in" svg:height="0.4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5" presentation:style-name="a236" draw:name="Slide Number Placeholder 8" svg:x="9.33048in" svg:y="6.17778in" svg:width="0.6in" svg:height="0.43333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9.25in" svg:y="0in" svg:width="0.75in" svg:height="7.5in" draw:id="id46" draw:layer="Master1-bg" draw:style-name="a241" draw:name="Rectangle 6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44" draw:name="Rectangle 7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7" draw:name="Title 1" svg:x="0.5in" svg:y="0.30035in" svg:width="8.33333in" svg:height="1.25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49" presentation:style-name="a251" draw:transform="translate(-1.33333in -0.2in) rotate(-4.71239) translate(9.59159in 1.99998in)" draw:name="Date Placeholder 2" svg:width="2.66667in" svg:height="0.4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23/09/2015</text:date></text:span></text:p>
        </draw:text-box>
        <svg:title/>
        <svg:desc/>
      </draw:frame>
      <draw:frame draw:id="id50" presentation:style-name="a254" draw:transform="translate(-1.29444in -0.2in) rotate(-4.71239) translate(9.59159in 4.62776in)" draw:name="Footer Placeholder 3" svg:width="2.58889in" svg:height="0.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1" presentation:style-name="a257" draw:name="Slide Number Placeholder 4" svg:x="9.33048in" svg:y="6.17778in" svg:width="0.6in" svg:height="0.43333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9">
      <draw:custom-shape svg:x="9.25in" svg:y="0in" svg:width="0.75in" svg:height="7.5in" draw:id="id52" draw:layer="Master1-bg" draw:style-name="a262" draw:name="Rectangle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65" draw:name="Rectangle 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69" draw:transform="translate(-1.33333in -0.2in) rotate(-4.71239) translate(9.59159in 1.99998in)" draw:name="Date Placeholder 1" svg:width="2.66667in" svg:height="0.4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23/09/2015</text:date></text:span></text:p>
        </draw:text-box>
        <svg:title/>
        <svg:desc/>
      </draw:frame>
      <draw:frame draw:id="id55" presentation:style-name="a272" draw:transform="translate(-1.29444in -0.2in) rotate(-4.71239) translate(9.59159in 4.62776in)" draw:name="Footer Placeholder 2" svg:width="2.58889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6" presentation:style-name="a275" draw:name="Slide Number Placeholder 3" svg:x="9.33048in" svg:y="6.17778in" svg:width="0.6in" svg:height="0.43333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7">
      <draw:custom-shape svg:x="9.25in" svg:y="0in" svg:width="0.75in" svg:height="7.5in" draw:id="id57" draw:layer="Master1-bg" draw:style-name="a280" draw:name="Rectangle 6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283" draw:name="Rectangle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86" draw:name="Title 1" svg:x="0.33333in" svg:y="6.01in" svg:width="8.5in" svg:height="0.6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0" presentation:style-name="a290" draw:name="Text Placeholder 3" svg:x="0.33333in" svg:y="6.66667in" svg:width="8.5in" svg:height="0.66667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61" presentation:style-name="a294" draw:transform="translate(-1.33333in -0.2in) rotate(-4.71239) translate(9.59159in 1.99998in)" draw:name="Date Placeholder 4" svg:width="2.66667in" svg:height="0.4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23/09/2015</text:date></text:span></text:p>
        </draw:text-box>
        <svg:title/>
        <svg:desc/>
      </draw:frame>
      <draw:frame draw:id="id62" presentation:style-name="a297" draw:transform="translate(-1.29444in -0.2in) rotate(-4.71239) translate(9.59159in 4.62776in)" draw:name="Footer Placeholder 5" svg:width="2.58889in" svg:height="0.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3" presentation:style-name="a300" draw:name="Slide Number Placeholder 6" svg:x="9.33048in" svg:y="6.17778in" svg:width="0.6in" svg:height="0.43333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4" presentation:style-name="a316" draw:name="Content Placeholder 8" svg:x="0.33333in" svg:y="0.41667in" svg:width="8.5in" svg:height="5.40556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9.25in" svg:y="0in" svg:width="0.75in" svg:height="7.5in" draw:id="id65" draw:layer="Master1-bg" draw:style-name="a321" draw:name="Rectangle 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24" draw:name="Rectangle 7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27" draw:name="Title 1" svg:x="0.33in" svg:y="6.00971in" svg:width="8.5in" svg:height="0.65029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68" presentation:style-name="a330" draw:name="Picture Placeholder 2" svg:x="0in" svg:y="0in" svg:width="9.25in" svg:height="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69" presentation:style-name="a334" draw:name="Text Placeholder 3" svg:x="0.33in" svg:y="6.66667in" svg:width="8.5in" svg:height="0.6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70" presentation:style-name="a338" draw:transform="translate(-1.33333in -0.2in) rotate(-4.71239) translate(9.59159in 1.99998in)" draw:name="Date Placeholder 7" svg:width="2.66667in" svg:height="0.4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3/09/2015</text:date></text:span></text:p>
        </draw:text-box>
        <svg:title/>
        <svg:desc/>
      </draw:frame>
      <draw:frame draw:id="id71" presentation:style-name="a341" draw:name="Slide Number Placeholder 8" svg:x="9.33048in" svg:y="6.17778in" svg:width="0.6in" svg:height="0.43333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72" presentation:style-name="a344" draw:transform="translate(-1.29444in -0.2in) rotate(-4.71239) translate(9.59159in 4.62776in)" draw:name="Footer Placeholder 9" svg:width="2.58889in" svg:height="0.4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9.25in" svg:y="0in" svg:width="0.75in" svg:height="7.5in" draw:id="id73" draw:layer="Master1-bg" draw:style-name="a349" draw:name="Rectangle 6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55" draw:name="Title 1" svg:x="0.5in" svg:y="0.30035in" svg:width="8.33333in" svg:height="1.2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76" presentation:style-name="a371" draw:name="Vertical Text Placeholder 2" svg:x="0.5in" svg:y="1.75in" svg:width="8.33333in" svg:height="5.2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5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23/09/2015</text:date></text:span></text:p>
        </draw:text-box>
        <svg:title/>
        <svg:desc/>
      </draw:frame>
      <draw:frame draw:id="id78" presentation:style-name="a378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9" presentation:style-name="a381" draw:name="Slide Number Placeholder 5" svg:x="9.33048in" svg:y="6.17778in" svg:width="0.6in" svg:height="0.43333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9.25in" svg:y="0in" svg:width="0.75in" svg:height="7.5in" draw:id="id80" draw:layer="Master1-bg" draw:style-name="a386" draw:name="Rectangl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389" draw:name="Rectangle 7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2" draw:name="Vertical Title 1" svg:x="7.25in" svg:y="0.30035in" svg:width="1.91667in" svg:height="6.39931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83" presentation:style-name="a408" draw:name="Vertical Text Placeholder 2" svg:x="0.5in" svg:y="0.30035in" svg:width="6.58333in" svg:height="6.3993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12" draw:transform="translate(-1.33333in -0.2in) rotate(-4.71239) translate(9.59159in 1.99998in)" draw:name="Date Placeholder 3" svg:width="2.66667in" svg:height="0.4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23/09/2015</text:date></text:span></text:p>
        </draw:text-box>
        <svg:title/>
        <svg:desc/>
      </draw:frame>
      <draw:frame draw:id="id85" presentation:style-name="a415" draw:transform="translate(-1.29444in -0.2in) rotate(-4.71239) translate(9.59159in 4.62776in)" draw:name="Footer Placeholder 4" svg:width="2.58889in" svg:height="0.4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6" presentation:style-name="a418" draw:name="Slide Number Placeholder 5" svg:x="9.33048in" svg:y="6.17778in" svg:width="0.6in" svg:height="0.43333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ue20</meta:initial-creator>
    <dc:creator>blue20</dc:creator>
    <meta:creation-date>2015-09-17T12:39:39Z</meta:creation-date>
    <dc:date>2015-09-23T08:18:26Z</dc:date>
    <meta:template xlink:href="Adjacency" xlink:type="simple"/>
    <meta:editing-cycles>2</meta:editing-cycles>
    <meta:editing-duration>PT2846S</meta:editing-duration>
    <meta:document-statistic meta:paragraph-count="18" meta:word-count="34"/>
  </office:meta>
</office:document-meta>
</file>